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M Roman Demi 10" svg:font-family="'LM Roman Demi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556in" table:align="left"/>
    </style:style>
    <style:style style:name="Table1.A" style:family="table-column">
      <style:table-column-properties style:column-width="1.3035in"/>
    </style:style>
    <style:style style:name="Table1.B" style:family="table-column">
      <style:table-column-properties style:column-width="0.3813in"/>
    </style:style>
    <style:style style:name="Table1.C" style:family="table-column">
      <style:table-column-properties style:column-width="0.4069in"/>
    </style:style>
    <style:style style:name="Table1.D" style:family="table-column">
      <style:table-column-properties style:column-width="0.6569in"/>
    </style:style>
    <style:style style:name="Table1.E" style:family="table-column">
      <style:table-column-properties style:column-width="0.1069in"/>
    </style:style>
    <style:style style:name="Table1.A1" style:family="table-cell">
      <style:table-cell-properties style:vertical-align="middle" fo:padding="0.0194in" fo:border="none"/>
    </style:style>
    <style:style style:name="Table1.E3" style:family="table-cell">
      <style:table-cell-properties fo:padding="0.0194in" fo:border="none"/>
    </style:style>
    <style:style style:name="P1" style:family="paragraph" style:parent-style-name="Standard">
      <style:paragraph-properties fo:text-align="center" style:justify-single-word="false"/>
      <style:text-properties style:font-name="LM Roman Demi 10" fo:font-size="20pt" style:text-underline-style="solid" style:text-underline-width="auto" style:text-underline-color="font-color" fo:font-weight="bold" officeooo:rsid="00095f09" officeooo:paragraph-rsid="00095f09"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LM Roman Demi 10" fo:font-size="14pt" style:text-underline-style="none" fo:font-weight="bold" officeooo:rsid="00095f09" officeooo:paragraph-rsid="00095f09"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LM Roman Demi 10" fo:font-size="14pt" style:text-underline-style="none" fo:font-weight="bold" officeooo:rsid="000ebdc9" officeooo:paragraph-rsid="000ebdc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cc0000" officeooo:rsid="00095f09" officeooo:paragraph-rsid="00095f09"/>
    </style:style>
    <style:style style:name="P5" style:family="paragraph" style:parent-style-name="Standard">
      <style:paragraph-properties fo:text-align="start" style:justify-single-word="false"/>
      <style:text-properties fo:color="#660033" officeooo:rsid="000b5c7b" officeooo:paragraph-rsid="000b5c7b"/>
    </style:style>
    <style:style style:name="P6" style:family="paragraph" style:parent-style-name="Standard">
      <style:paragraph-properties fo:text-align="start" style:justify-single-word="false"/>
      <style:text-properties fo:color="#cc0066" style:font-name="LM Roman Demi 10" fo:font-size="14pt" style:text-underline-style="none" fo:font-weight="bold" officeooo:rsid="000b5c7b" officeooo:paragraph-rsid="000b5c7b"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000000" fo:font-weight="bold" officeooo:rsid="000b5c7b" officeooo:paragraph-rsid="000b5c7b" style:font-weight-asian="bold" style:font-weight-complex="bold"/>
    </style:style>
    <style:style style:name="P8" style:family="paragraph" style:parent-style-name="Standard">
      <style:paragraph-properties fo:text-align="start" style:justify-single-word="false"/>
      <style:text-properties fo:color="#000000" fo:font-weight="bold" officeooo:rsid="000b6b57" officeooo:paragraph-rsid="000b6b57" style:font-weight-asian="bold" style:font-weight-complex="bold"/>
    </style:style>
    <style:style style:name="P9" style:family="paragraph" style:parent-style-name="Standard">
      <style:paragraph-properties fo:text-align="start" style:justify-single-word="false"/>
      <style:text-properties fo:color="#000000" fo:font-weight="bold" officeooo:rsid="000bcdd4" officeooo:paragraph-rsid="000bcdd4" style:font-weight-asian="bold" style:font-weight-complex="bold"/>
    </style:style>
    <style:style style:name="P10" style:family="paragraph" style:parent-style-name="Standard">
      <style:paragraph-properties fo:text-align="start" style:justify-single-word="false"/>
      <style:text-properties fo:color="#000000" style:font-name="LM Roman Demi 10" fo:font-size="14pt" style:text-underline-style="none" fo:font-weight="bold" officeooo:rsid="000b5c7b" officeooo:paragraph-rsid="000b5c7b"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color="#000000" fo:font-size="14pt" fo:font-weight="bold" officeooo:rsid="000d9e66" officeooo:paragraph-rsid="000b5c7b"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color="#000099" style:font-name="LM Roman Demi 10" fo:font-size="14pt" style:text-underline-style="none" fo:font-weight="bold" officeooo:rsid="000b5c7b" officeooo:paragraph-rsid="000b5c7b" style:font-size-asian="12.25pt" style:font-weight-asian="bold" style:font-size-complex="14pt" style:font-weight-complex="bold"/>
    </style:style>
    <style:style style:name="P13" style:family="paragraph" style:parent-style-name="Table_20_Contents">
      <style:text-properties fo:font-size="2pt" style:font-size-asian="2pt" style:font-size-complex="2pt"/>
    </style:style>
    <style:style style:name="P14" style:family="paragraph" style:parent-style-name="Standard">
      <style:paragraph-properties fo:text-align="start" style:justify-single-word="false"/>
      <style:text-properties officeooo:paragraph-rsid="001794da"/>
    </style:style>
    <style:style style:name="P15" style:family="paragraph" style:parent-style-name="Standard">
      <style:paragraph-properties fo:text-align="start" style:justify-single-word="false"/>
      <style:text-properties fo:color="#990099" fo:font-size="14pt" fo:font-weight="bold" officeooo:rsid="000fb720" officeooo:paragraph-rsid="000fb720"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000099" fo:font-size="20pt" style:text-underline-style="solid" style:text-underline-width="auto" style:text-underline-color="font-color" fo:font-weight="bold" officeooo:rsid="001794da" officeooo:paragraph-rsid="001794da" style:font-size-asian="20pt" style:font-weight-asian="bold" style:font-size-complex="20pt" style:font-weight-complex="bold"/>
    </style:style>
    <style:style style:name="P17" style:family="paragraph" style:parent-style-name="Standard">
      <style:paragraph-properties fo:text-align="start" style:justify-single-word="false"/>
      <style:text-properties fo:color="#000099" fo:font-size="14pt" style:text-underline-style="solid" style:text-underline-width="auto" style:text-underline-color="font-color" fo:font-weight="bold" officeooo:rsid="001794da" officeooo:paragraph-rsid="001794da"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000099" fo:font-size="14pt" style:text-underline-style="none" fo:font-weight="bold" officeooo:rsid="001794da" officeooo:paragraph-rsid="001794da"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000000" officeooo:rsid="000b5c7b" officeooo:paragraph-rsid="000b5c7b"/>
    </style:style>
    <style:style style:name="P20" style:family="paragraph" style:parent-style-name="Standard">
      <style:paragraph-properties fo:text-align="start" style:justify-single-word="false"/>
      <style:text-properties fo:color="#000000" style:font-name="LM Roman Demi 10" fo:font-size="14pt" style:text-underline-style="none" fo:font-weight="bold" officeooo:rsid="000b5c7b" officeooo:paragraph-rsid="000b5c7b"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color="#000000" style:font-name="LM Roman Demi 10" fo:font-size="14pt" style:text-underline-style="none" fo:font-weight="bold" officeooo:rsid="00095f09" officeooo:paragraph-rsid="00095f09" style:font-size-asian="12.25pt" style:font-weight-asian="bold" style:font-size-complex="14pt" style:font-weight-complex="bold"/>
    </style:style>
    <style:style style:name="P22" style:family="paragraph" style:parent-style-name="Standard" style:list-style-name="L1">
      <style:paragraph-properties fo:text-align="start" style:justify-single-word="false"/>
      <style:text-properties fo:color="#000000" officeooo:paragraph-rsid="00095f09"/>
    </style:style>
    <style:style style:name="P23" style:family="paragraph" style:parent-style-name="Standard" style:list-style-name="L1">
      <style:paragraph-properties fo:text-align="start" style:justify-single-word="false"/>
      <style:text-properties fo:color="#000000" officeooo:rsid="00095f09" officeooo:paragraph-rsid="00095f09"/>
    </style:style>
    <style:style style:name="P24" style:family="paragraph" style:parent-style-name="Standard">
      <style:paragraph-properties fo:text-align="start" style:justify-single-word="false"/>
      <style:text-properties fo:color="#000000" officeooo:rsid="00095f09" officeooo:paragraph-rsid="00095f09"/>
    </style:style>
    <style:style style:name="P25" style:family="paragraph" style:parent-style-name="Standard">
      <style:paragraph-properties fo:text-align="start" style:justify-single-word="false"/>
      <style:text-properties fo:color="#000000" fo:font-size="14pt" fo:font-weight="bold" officeooo:rsid="000b5c7b" officeooo:paragraph-rsid="000b5c7b"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color="#000000" fo:font-size="14pt" fo:font-weight="bold" officeooo:rsid="000b6b57" officeooo:paragraph-rsid="000b5c7b"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color="#000000" fo:font-size="14pt" fo:font-weight="bold" officeooo:rsid="000b6b57" officeooo:paragraph-rsid="000b6b57"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color="#000000" fo:font-size="14pt" fo:font-weight="bold" officeooo:rsid="000bcdd4" officeooo:paragraph-rsid="000bcdd4"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color="#000000" fo:font-size="14pt" fo:font-weight="bold" officeooo:rsid="000e89b3" officeooo:paragraph-rsid="000bcdd4"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color="#000000" fo:font-size="14pt" fo:font-weight="bold" officeooo:rsid="000fb720" officeooo:paragraph-rsid="000fb720"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color="#000000" fo:font-weight="bold" officeooo:rsid="000b6b57" officeooo:paragraph-rsid="000b6b57" style:font-weight-asian="bold" style:font-weight-complex="bold"/>
    </style:style>
    <style:style style:name="P32" style:family="paragraph" style:parent-style-name="Standard">
      <style:paragraph-properties fo:text-align="start" style:justify-single-word="false"/>
      <style:text-properties fo:font-size="14pt" fo:font-weight="bold" officeooo:paragraph-rsid="001794da"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bold" officeooo:rsid="001794da" officeooo:paragraph-rsid="001794da"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weight="bold" officeooo:paragraph-rsid="001794da" style:font-weight-asian="bold" style:font-weight-complex="bold"/>
    </style:style>
    <style:style style:name="P35" style:family="paragraph" style:parent-style-name="Standard">
      <style:paragraph-properties fo:text-align="start" style:justify-single-word="false"/>
      <style:text-properties officeooo:rsid="001794da" officeooo:paragraph-rsid="001794da"/>
    </style:style>
    <style:style style:name="P36" style:family="paragraph" style:parent-style-name="Preformatted_20_Text">
      <style:paragraph-properties fo:text-align="start" style:justify-single-word="false"/>
      <style:text-properties fo:color="#000099" fo:font-size="14pt" style:text-underline-style="solid" style:text-underline-width="auto" style:text-underline-color="font-color" fo:font-weight="bold" officeooo:rsid="001794da" officeooo:paragraph-rsid="001794da" style:font-size-asian="14pt" style:font-weight-asian="bold" style:font-size-complex="14pt" style:font-weight-complex="bold"/>
    </style:style>
    <style:style style:name="P37" style:family="paragraph" style:parent-style-name="Preformatted_20_Text">
      <style:paragraph-properties fo:text-align="start" style:justify-single-word="false"/>
      <style:text-properties fo:color="#000099" fo:font-size="14pt" style:text-underline-style="solid" style:text-underline-width="auto" style:text-underline-color="font-color" fo:font-weight="bold" officeooo:rsid="00192dda" officeooo:paragraph-rsid="00192dda" style:font-size-asian="14pt" style:font-weight-asian="bold" style:font-size-complex="14pt" style:font-weight-complex="bold"/>
    </style:style>
    <style:style style:name="P38" style:family="paragraph" style:parent-style-name="Preformatted_20_Text">
      <style:paragraph-properties fo:text-align="start" style:justify-single-word="false"/>
      <style:text-properties fo:color="#000099" fo:font-size="14pt" style:text-underline-style="none" fo:font-weight="bold" officeooo:rsid="00192dda" officeooo:paragraph-rsid="00192dda" style:font-size-asian="14pt" style:font-weight-asian="bold" style:font-size-complex="14pt" style:font-weight-complex="bold"/>
    </style:style>
    <style:style style:name="P39" style:family="paragraph" style:parent-style-name="Preformatted_20_Text">
      <style:paragraph-properties fo:text-align="start" style:justify-single-word="false"/>
      <style:text-properties fo:color="#990000" fo:font-size="14pt" style:text-underline-style="solid" style:text-underline-width="auto" style:text-underline-color="font-color" fo:font-weight="bold" officeooo:rsid="001794da" officeooo:paragraph-rsid="001794da" style:font-size-asian="14pt" style:font-weight-asian="bold" style:font-size-complex="14pt" style:font-weight-complex="bold"/>
    </style:style>
    <style:style style:name="P40" style:family="paragraph" style:parent-style-name="Preformatted_20_Text">
      <style:paragraph-properties fo:margin-top="0in" fo:margin-bottom="0.1965in" style:contextual-spacing="false"/>
      <style:text-properties fo:font-size="14pt" fo:font-weight="bold" style:font-size-asian="14pt" style:font-weight-asian="bold" style:font-size-complex="14pt" style:font-weight-complex="bold"/>
    </style:style>
    <style:style style:name="P41" style:family="paragraph" style:parent-style-name="Preformatted_20_Text">
      <style:paragraph-properties fo:margin-top="0in" fo:margin-bottom="0.1965in" style:contextual-spacing="false"/>
      <style:text-properties fo:font-size="14pt" fo:font-weight="bold" officeooo:paragraph-rsid="001794da" style:font-size-asian="14pt" style:font-weight-asian="bold" style:font-size-complex="14pt" style:font-weight-complex="bold"/>
    </style:style>
    <style:style style:name="P42" style:family="paragraph" style:parent-style-name="Preformatted_20_Text">
      <style:paragraph-properties fo:margin-top="0in" fo:margin-bottom="0.1965in" style:contextual-spacing="false"/>
      <style:text-properties fo:font-size="14pt" fo:font-weight="bold" officeooo:rsid="001a823c" officeooo:paragraph-rsid="001a823c" style:font-size-asian="14pt" style:font-weight-asian="bold" style:font-size-complex="14pt" style:font-weight-complex="bold"/>
    </style:style>
    <style:style style:name="P43" style:family="paragraph" style:parent-style-name="Preformatted_20_Text">
      <style:paragraph-properties fo:margin-top="0in" fo:margin-bottom="0.1965in" style:contextual-spacing="false"/>
      <style:text-properties officeooo:rsid="001794da" officeooo:paragraph-rsid="001794da"/>
    </style:style>
    <style:style style:name="P44" style:family="paragraph" style:parent-style-name="Preformatted_20_Text">
      <style:paragraph-properties fo:margin-top="0in" fo:margin-bottom="0.1965in" style:contextual-spacing="false"/>
      <style:text-properties fo:color="#990066" fo:font-size="20pt" fo:font-weight="bold" officeooo:rsid="001a823c" officeooo:paragraph-rsid="001a823c" style:font-size-asian="17.5pt" style:font-weight-asian="bold" style:font-size-complex="20pt" style:font-weight-complex="bold"/>
    </style:style>
    <style:style style:name="P45" style:family="paragraph" style:parent-style-name="Preformatted_20_Text">
      <style:paragraph-properties fo:margin-top="0in" fo:margin-bottom="0.1965in" style:contextual-spacing="false"/>
      <style:text-properties fo:color="#000000" fo:font-size="14pt" fo:font-weight="bold" officeooo:rsid="001a823c" officeooo:paragraph-rsid="001a823c" style:font-size-asian="12.25pt" style:font-weight-asian="bold" style:font-size-complex="14pt" style:font-weight-complex="bold"/>
    </style:style>
    <style:style style:name="P46" style:family="paragraph" style:parent-style-name="Preformatted_20_Text">
      <style:paragraph-properties fo:margin-top="0in" fo:margin-bottom="0.1965in" style:contextual-spacing="false"/>
      <style:text-properties fo:color="#000000" fo:font-size="14pt" style:text-underline-style="none" fo:font-weight="bold" officeooo:rsid="001e2d69" officeooo:paragraph-rsid="001e2d69" style:font-size-asian="12.25pt" style:font-weight-asian="bold" style:font-size-complex="14pt" style:font-weight-complex="bold"/>
    </style:style>
    <style:style style:name="P47" style:family="paragraph" style:parent-style-name="Preformatted_20_Text">
      <style:paragraph-properties fo:margin-top="0in" fo:margin-bottom="0.1965in" style:contextual-spacing="false"/>
      <style:text-properties fo:color="#000000" fo:font-size="14pt" style:text-underline-style="none" fo:font-weight="bold" officeooo:rsid="001f7b71" officeooo:paragraph-rsid="001f7b71" style:font-size-asian="12.25pt" style:font-weight-asian="bold" style:font-size-complex="14pt" style:font-weight-complex="bold"/>
    </style:style>
    <style:style style:name="P48" style:family="paragraph" style:parent-style-name="Preformatted_20_Text">
      <style:paragraph-properties fo:margin-top="0in" fo:margin-bottom="0.1965in" style:contextual-spacing="false"/>
      <style:text-properties fo:color="#000000" fo:font-size="20pt" style:text-underline-style="solid" style:text-underline-width="auto" style:text-underline-color="font-color" fo:font-weight="bold" officeooo:rsid="00203338" officeooo:paragraph-rsid="00203338" style:font-size-asian="17.5pt" style:font-weight-asian="bold" style:font-size-complex="20pt" style:font-weight-complex="bold"/>
    </style:style>
    <style:style style:name="P49" style:family="paragraph" style:parent-style-name="Preformatted_20_Text">
      <style:paragraph-properties fo:margin-top="0in" fo:margin-bottom="0.1965in" style:contextual-spacing="false"/>
      <style:text-properties officeooo:paragraph-rsid="001a823c"/>
    </style:style>
    <style:style style:name="P50" style:family="paragraph" style:parent-style-name="Preformatted_20_Text">
      <style:paragraph-properties fo:margin-top="0in" fo:margin-bottom="0.1965in" style:contextual-spacing="false"/>
      <style:text-properties fo:color="#0000cc" fo:font-size="20pt" style:text-underline-style="solid" style:text-underline-width="auto" style:text-underline-color="font-color" fo:font-weight="bold" officeooo:rsid="001e2d69" officeooo:paragraph-rsid="001e2d69" style:font-size-asian="17.5pt" style:font-weight-asian="bold" style:font-size-complex="20pt" style:font-weight-complex="bold"/>
    </style:style>
    <style:style style:name="P51" style:family="paragraph" style:parent-style-name="Preformatted_20_Text">
      <style:paragraph-properties fo:margin-top="0in" fo:margin-bottom="0.1965in" style:contextual-spacing="false"/>
      <style:text-properties fo:color="#660066" fo:font-size="14pt" fo:font-weight="bold" officeooo:rsid="001a823c" officeooo:paragraph-rsid="001a823c" style:font-size-asian="12.25pt" style:font-weight-asian="bold" style:font-size-complex="14pt" style:font-weight-complex="bold"/>
    </style:style>
    <style:style style:name="T1" style:family="text">
      <style:text-properties fo:color="#0000cc"/>
    </style:style>
    <style:style style:name="T2" style:family="text">
      <style:text-properties fo:color="#ff3333"/>
    </style:style>
    <style:style style:name="T3" style:family="text">
      <style:text-properties style:font-name="LM Roman Demi 10" fo:font-size="14pt" style:text-underline-style="none" fo:font-weight="bold" style:font-size-asian="12.25pt" style:font-weight-asian="bold" style:font-size-complex="14pt" style:font-weight-complex="bold"/>
    </style:style>
    <style:style style:name="T4" style:family="text">
      <style:text-properties style:font-name="LM Roman Demi 10" fo:font-size="14pt" style:text-underline-style="none" fo:font-weight="bold" officeooo:rsid="000b5c7b" style:font-size-asian="12.25pt" style:font-weight-asian="bold" style:font-size-complex="14pt" style:font-weight-complex="bold"/>
    </style:style>
    <style:style style:name="T5" style:family="text">
      <style:text-properties style:font-name="LM Roman Demi 10" fo:font-size="14pt" style:text-underline-style="none" fo:font-weight="bold" officeooo:rsid="00095f09" style:font-size-asian="12.25pt" style:font-weight-asian="bold" style:font-size-complex="14pt" style:font-weight-complex="bold"/>
    </style:style>
    <style:style style:name="T6" style:family="text">
      <style:text-properties style:font-name="LM Roman Demi 10" fo:font-size="14pt" style:text-underline-style="none" fo:font-weight="bold" officeooo:rsid="00095f09" fo:background-color="#0000ff" loext:char-shading-value="0" style:font-size-asian="12.25pt" style:font-weight-asian="bold" style:font-size-complex="14pt" style:font-weight-complex="bold"/>
    </style:style>
    <style:style style:name="T7" style:family="text">
      <style:text-properties fo:color="#990000"/>
    </style:style>
    <style:style style:name="T8" style:family="text">
      <style:text-properties fo:color="#000099"/>
    </style:style>
    <style:style style:name="T9" style:family="text">
      <style:text-properties fo:color="#000099" style:font-name="LM Roman Demi 10" fo:font-size="14pt" style:text-underline-style="none" fo:font-weight="bold" style:font-size-asian="12.25pt" style:font-weight-asian="bold" style:font-size-complex="14pt" style:font-weight-complex="bold"/>
    </style:style>
    <style:style style:name="T10" style:family="text">
      <style:text-properties fo:color="#000099" style:text-underline-style="solid" style:text-underline-width="auto" style:text-underline-color="font-color" officeooo:rsid="001794da"/>
    </style:style>
    <style:style style:name="T11" style:family="text">
      <style:text-properties fo:color="#000099" style:text-underline-style="none" officeooo:rsid="001794da"/>
    </style:style>
    <style:style style:name="T12" style:family="text">
      <style:text-properties fo:color="#000099" officeooo:rsid="001b70f1"/>
    </style:style>
    <style:style style:name="T13" style:family="text">
      <style:text-properties fo:color="#000099" officeooo:rsid="001bdb5c"/>
    </style:style>
    <style:style style:name="T14" style:family="text">
      <style:text-properties fo:color="#cc0066"/>
    </style:style>
    <style:style style:name="T15" style:family="text">
      <style:text-properties fo:color="#cc0066" style:font-name="LM Roman Demi 10" fo:font-size="14pt" style:text-underline-style="none" fo:font-weight="bold" style:font-size-asian="12.25pt" style:font-weight-asian="bold" style:font-size-complex="14pt" style:font-weight-complex="bold"/>
    </style:style>
    <style:style style:name="T16" style:family="text">
      <style:text-properties officeooo:rsid="000b5c7b"/>
    </style:style>
    <style:style style:name="T17" style:family="text">
      <style:text-properties fo:color="#000000"/>
    </style:style>
    <style:style style:name="T18" style:family="text">
      <style:text-properties fo:color="#000000" style:font-name="LM Roman Demi 10" fo:font-size="14pt" style:text-underline-style="none" fo:font-weight="bold" style:font-size-asian="12.25pt" style:font-weight-asian="bold" style:font-size-complex="14pt" style:font-weight-complex="bold"/>
    </style:style>
    <style:style style:name="T19" style:family="text">
      <style:text-properties fo:color="#000000" style:text-underline-style="none"/>
    </style:style>
    <style:style style:name="T20" style:family="text">
      <style:text-properties fo:font-size="14pt" style:font-size-asian="12.25pt" style:font-size-complex="14pt"/>
    </style:style>
    <style:style style:name="T21" style:family="text">
      <style:text-properties fo:font-size="14pt" officeooo:rsid="000bcdd4" style:font-size-asian="12.25pt" style:font-size-complex="14pt"/>
    </style:style>
    <style:style style:name="T22" style:family="text">
      <style:text-properties fo:font-size="14pt" officeooo:rsid="000d9e66" style:font-size-asian="12.25pt" style:font-size-complex="14pt"/>
    </style:style>
    <style:style style:name="T23" style:family="text">
      <style:text-properties fo:font-size="14pt" officeooo:rsid="0015da9a" style:font-size-asian="12.25pt" style:font-size-complex="14pt"/>
    </style:style>
    <style:style style:name="T24" style:family="text">
      <style:text-properties fo:font-size="14pt" officeooo:rsid="000b6b57" style:font-size-asian="12.25pt" style:font-size-complex="14pt"/>
    </style:style>
    <style:style style:name="T25" style:family="text">
      <style:text-properties fo:font-size="14pt" officeooo:rsid="000e89b3" style:font-size-asian="12.25pt" style:font-size-complex="14pt"/>
    </style:style>
    <style:style style:name="T26" style:family="text">
      <style:text-properties fo:font-size="14pt" officeooo:rsid="001794da" style:font-size-asian="12.25pt" style:font-size-complex="14pt"/>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1794da" style:font-size-asian="14pt" style:font-weight-asian="bold" style:font-size-complex="14pt" style:font-weight-complex="bold"/>
    </style:style>
    <style:style style:name="T29" style:family="text">
      <style:text-properties fo:font-size="14pt" fo:font-weight="bold" officeooo:rsid="001a823c" style:font-size-asian="14pt" style:font-weight-asian="bold" style:font-size-complex="14pt" style:font-weight-complex="bold"/>
    </style:style>
    <style:style style:name="T30" style:family="text">
      <style:text-properties fo:font-size="14pt" fo:font-weight="bold" style:font-size-asian="12.25pt" style:font-weight-asian="bold" style:font-size-complex="14pt" style:font-weight-complex="bold"/>
    </style:style>
    <style:style style:name="T31" style:family="text">
      <style:text-properties fo:font-size="14pt" fo:font-weight="bold" officeooo:rsid="001794da" style:font-size-asian="12.25pt" style:font-weight-asian="bold" style:font-size-complex="14pt" style:font-weight-complex="bold"/>
    </style:style>
    <style:style style:name="T32" style:family="text">
      <style:text-properties fo:font-size="14pt" officeooo:rsid="001794da" style:font-size-asian="14pt" style:font-size-complex="14pt"/>
    </style:style>
    <style:style style:name="T33" style:family="text">
      <style:text-properties officeooo:rsid="001794da"/>
    </style:style>
    <style:style style:name="T34" style:family="text">
      <style:text-properties style:text-underline-style="none"/>
    </style:style>
    <style:style style:name="T35" style:family="text">
      <style:text-properties fo:font-size="20pt" officeooo:rsid="000fb720" style:font-size-asian="20pt" style:font-size-complex="20pt"/>
    </style:style>
    <style:style style:name="T36" style:family="text">
      <style:text-properties fo:font-weight="bold" style:font-weight-asian="bold" style:font-weight-complex="bold"/>
    </style:style>
    <style:style style:name="T37" style:family="text">
      <style:text-properties fo:color="#0066cc" fo:font-weight="bold" style:font-weight-asian="bold" style:font-weight-complex="bold"/>
    </style:style>
    <style:style style:name="T38" style:family="text">
      <style:text-properties officeooo:rsid="001b70f1"/>
    </style:style>
    <style:style style:name="T39" style:family="text">
      <style:text-properties fo:color="#330099"/>
    </style:style>
    <style:style style:name="T40" style:family="text">
      <style:text-properties fo:color="#660066"/>
    </style:style>
    <style:style style:name="T41" style:family="text">
      <style:text-properties fo:color="#c5000b"/>
    </style:style>
    <style:style style:name="T42" style:family="text">
      <style:text-properties fo:color="#ffff99"/>
    </style:style>
    <style:style style:name="T43" style:family="text">
      <style:text-properties fo:color="#ffff99" fo:background-color="#ffff99" loext:char-shading-value="0"/>
    </style:style>
    <style:style style:name="T44" style:family="text">
      <style:text-properties fo:color="#ffff99" fo:background-color="#ffff66" loext:char-shading-value="0"/>
    </style:style>
    <style:style style:name="T45" style:family="text">
      <style:text-properties fo:color="#ffff99" fo:background-color="#ffff00" loext:char-shading-value="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PPET</text:p>
      <text:p text:style-name="P1"/>
      <text:p text:style-name="P1"/>
      <text:p text:style-name="P1"/>
      <text:p text:style-name="P2"/>
      <text:p text:style-name="P2"><text:bookmark text:name="gwt-debug-row-1-id"/></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section text:style-name="Sect1" text:name="gwt-debug-columnNr-0">
              <text:p text:style-name="Table_20_Contents">All traffic</text:p>
            </text:section>
          </table:table-cell>
          <table:table-cell table:style-name="Table1.A1" office:value-type="string">
            <text:section text:style-name="Sect1" text:name="gwt-debug-columnNr-1">
              <text:p text:style-name="Table_20_Contents">All</text:p>
            </text:section>
          </table:table-cell>
          <table:table-cell table:style-name="Table1.A1" office:value-type="string">
            <text:section text:style-name="Sect1" text:name="gwt-debug-columnNr-2">
              <text:p text:style-name="Table_20_Contents">All</text:p>
            </text:section>
          </table:table-cell>
          <table:table-cell table:style-name="Table1.A1" office:value-type="string">
            <text:section text:style-name="Sect1" text:name="gwt-debug-columnNr-3">
              <text:p text:style-name="Table_20_Contents">::/0</text:p>
            </text:section>
          </table:table-cell>
          <table:table-cell table:style-name="Table1.A1" office:value-type="string">
            <text:section text:style-name="Sect1" text:name="gwt-debug-columnNr-4">
              <text:p text:style-name="P13"><text:bookmark text:name="gwt-debug-row-2-id"/></text:p>
            </text:section>
          </table:table-cell>
        </table:table-row>
        <table:table-row>
          <table:table-cell table:style-name="Table1.A1" office:value-type="string">
            <text:section text:style-name="Sect1" text:name="Section1">
              <text:p text:style-name="Table_20_Contents"><text:bookmark text:name="gwt-debug-columnNr-0"/>SSH</text:p>
            </text:section>
          </table:table-cell>
          <table:table-cell table:style-name="Table1.A1" office:value-type="string">
            <text:section text:style-name="Sect1" text:name="Section2">
              <text:p text:style-name="Table_20_Contents"><text:bookmark text:name="gwt-debug-columnNr-1"/>TCP</text:p>
            </text:section>
          </table:table-cell>
          <table:table-cell table:style-name="Table1.A1" office:value-type="string">
            <text:section text:style-name="Sect1" text:name="Section3">
              <text:p text:style-name="Table_20_Contents"><text:bookmark text:name="gwt-debug-columnNr-2"/>22</text:p>
            </text:section>
          </table:table-cell>
          <table:table-cell table:style-name="Table1.A1" office:value-type="string">
            <text:section text:style-name="Sect1" text:name="Section4">
              <text:p text:style-name="Table_20_Contents"><text:bookmark text:name="gwt-debug-columnNr-3"/>0.0.0.0/0</text:p>
            </text:section>
          </table:table-cell>
          <table:table-cell table:style-name="Table1.A1" office:value-type="string">
            <text:section text:style-name="Sect1" text:name="Section5">
              <text:p text:style-name="P13"><text:bookmark text:name="gwt-debug-columnNr-4"/><text:bookmark text:name="gwt-debug-row-3-id"/></text:p>
            </text:section>
          </table:table-cell>
        </table:table-row>
        <table:table-row>
          <table:table-cell table:style-name="Table1.A1" office:value-type="string">
            <text:section text:style-name="Sect1" text:name="Section6">
              <text:p text:style-name="Table_20_Contents"><text:bookmark text:name="gwt-debug-columnNr-01"/>Custom TCP Rule</text:p>
            </text:section>
          </table:table-cell>
          <table:table-cell table:style-name="Table1.A1" office:value-type="string">
            <text:section text:style-name="Sect1" text:name="Section7">
              <text:p text:style-name="Table_20_Contents"><text:bookmark text:name="gwt-debug-columnNr-11"/>TCP</text:p>
            </text:section>
          </table:table-cell>
          <table:table-cell table:style-name="Table1.A1" office:value-type="string">
            <text:section text:style-name="Sect1" text:name="Section8">
              <text:p text:style-name="Table_20_Contents"><text:bookmark text:name="gwt-debug-columnNr-21"/>8410</text:p>
            </text:section>
          </table:table-cell>
          <table:table-cell table:style-name="Table1.A1" office:value-type="string">
            <text:section text:style-name="Sect1" text:name="Section9">
              <text:p text:style-name="Table_20_Contents"><text:bookmark text:name="gwt-debug-columnNr-31"/>0.0.0.0/0</text:p>
            </text:section>
          </table:table-cell>
          <table:table-cell table:style-name="Table1.E3" office:value-type="string">
            <text:p text:style-name="P13"/>
          </table:table-cell>
        </table:table-row>
      </table:table>
      <text:p text:style-name="P2"/>
      <text:p text:style-name="P2"/>
      <text:p text:style-name="P3">Make sure these are the security groups in aws while working on puppet and agent configuration.</text:p>
      <text:p text:style-name="P2"/>
      <text:p text:style-name="P2"/>
      <text:p text:style-name="P2"/>
      <text:p text:style-name="P2"/>
      <text:p text:style-name="P12">1. <text:s text:c="2"/>Change the hostname of puppet master and agent ( For simplicity)</text:p>
      <text:p text:style-name="P5"><text:span text:style-name="T9"><text:tab/></text:span><text:span text:style-name="T15">hostname puppetmaster.org.test</text:span></text:p>
      <text:p text:style-name="P6"><text:tab/>hostname puppetagent.org.test</text:p>
      <text:p text:style-name="P19"/>
      <text:p text:style-name="P10">2. <text:s text:c="2"/>Now from puppet master use the following command</text:p>
      <text:p text:style-name="P19"/>
      <text:p text:style-name="P19"><text:span text:style-name="T3"><text:tab/>echo &lt;ip of agent, I.e private ip&gt; &lt;hostname&gt; <text:s/>&gt;&gt; /etc/hosts</text:span></text:p>
      <text:p text:style-name="P10"/>
      <text:p text:style-name="P7">( Repeat similar to puppet client)</text:p>
      <text:p text:style-name="P10"/>
      <text:p text:style-name="P21"/>
      <text:p text:style-name="P21"><text:span text:style-name="T16">3</text:span>. <text:s/>First check if you can directly install the puppet server and agent without installing the dependency in rhel 7</text:p>
      <text:list xml:id="list6438455575205637287" text:style-name="L1">
        <text:list-item>
          <text:p text:style-name="P22"><text:span text:style-name="T5">For this use </text:span><text:span text:style-name="T6">yum -y install puppet</text:span><text:span text:style-name="T5"> ( It will install client ) </text:span></text:p>
        </text:list-item>
        <text:list-item>
          <text:p text:style-name="P23"><text:span text:style-name="T3">For puppet master check with command yum -y install puppetmaster</text:span></text:p>
        </text:list-item>
      </text:list>
      <text:p text:style-name="P24"><text:soft-page-break/><text:span text:style-name="T4">4</text:span><text:span text:style-name="T3">. If there is no package available using the yum -y install, then we should add the repo using the following commands.</text:span></text:p>
      <text:p text:style-name="P24"/>
      <text:p text:style-name="P4"><text:span text:style-name="T18"><text:tab/>[root@puppetmaster manifests]# rpm -ivh </text:span><text:a xlink:type="simple" xlink:href="https://yum.puppetlabs.com/puppetlabs-release-el-7.noarch.rpm"><text:span text:style-name="T17">https://yum.puppetlabs.com/puppetlabs-release-el-7.noarch.rpm</text:span></text:a><text:span text:style-name="T18"> </text:span></text:p>
      <text:p text:style-name="P24"/>
      <text:p text:style-name="P24"><text:span text:style-name="T4">5</text:span><text:span text:style-name="T3">. After this update the repo and check if we can find puppetmaster, If not go ahead with yum install puppet-server</text:span></text:p>
      <text:p text:style-name="P24"/>
      <text:p text:style-name="P24"/>
      <text:p text:style-name="P24"><text:span text:style-name="T4">6</text:span><text:span text:style-name="T3">. Check the status of puppet using ( service puppetmaster status)</text:span></text:p>
      <text:p text:style-name="P24"/>
      <text:p text:style-name="P24"><text:span text:style-name="T3"><text:tab/>Redirecting to /bin/systemctl status puppetmaster.service </text:span></text:p>
      <text:p text:style-name="P21"><text:tab/>● puppetmaster.service - Puppet master </text:p>
      <text:p text:style-name="P21"><text:s text:c="3"/><text:tab/>Loaded: loaded (/usr/lib/systemd/system/puppetmaster.service; disabled; <text:tab/>vendor preset: disabled) </text:p>
      <text:p text:style-name="P21"><text:s text:c="3"/><text:tab/>Active: active (running) since Mon 2018-04-16 15:25:50 UTC; 38min ago </text:p>
      <text:p text:style-name="P21"><text:s/><text:tab/>Main PID: 10682 (puppet)</text:p>
      <text:p text:style-name="P24"/>
      <text:p text:style-name="P24"/>
      <text:p text:style-name="P24"><text:span text:style-name="T4">6</text:span><text:span text:style-name="T3">. <text:s text:c="2"/></text:span><text:span text:style-name="T4">Now at this point both the master and agent are running</text:span></text:p>
      <text:p text:style-name="P24"/>
      <text:p text:style-name="P10"/>
      <text:p text:style-name="P7"><text:span text:style-name="T20">7. <text:s text:c="3"/>Go to /etc/puppet/puppet.conf and change the following:</text:span></text:p>
      <text:p text:style-name="P7"/>
      <text:p text:style-name="P7"><text:span text:style-name="T20"><text:tab/>server=puppetserver.org.test ( only in the client)</text:span></text:p>
      <text:p text:style-name="P7"/>
      <text:p text:style-name="P25">8. <text:s text:c="3"/>Now check in the server if cert list shown</text:p>
      <text:p text:style-name="P7"/>
      <text:p text:style-name="P7"><text:span text:style-name="T20"><text:tab/>puppet cert list –all </text:span><text:s text:c="4"/>( shows the list if agent sends to it)</text:p>
      <text:p text:style-name="P7"/>
      <text:p text:style-name="P7">9. <text:s text:c="3"/><text:span text:style-name="T20">If not shown use this command in client</text:span></text:p>
      <text:p text:style-name="P7"/>
      <text:p text:style-name="P7"><text:span text:style-name="T20"><text:tab/>puppet agent <text:s/>- - no-daemonize - - onetime -verbose</text:span><text:span text:style-name="T22">( use it twice )</text:span></text:p>
      <text:p text:style-name="P7"/>
      <text:p text:style-name="P7"><text:span text:style-name="T20">10. <text:s text:c="2"/>Now again do puppet cert litst all then you can see the cert send by client for signature.</text:span></text:p>
      <text:p text:style-name="P7"/>
      <text:p text:style-name="P7"/>
      <text:p text:style-name="P25">11. <text:s text:c="2"/>Now from server end sign it.</text:p>
      <text:p text:style-name="P7"><text:soft-page-break/></text:p>
      <text:p text:style-name="P7"><text:span text:style-name="T20"><text:tab/>Puppet cert sign puppetagent.org.test</text:span></text:p>
      <text:p text:style-name="P7"/>
      <text:p text:style-name="P7"><text:span text:style-name="T20"><text:tab/></text:span><text:span text:style-name="T22">puppet agent –enable( use if no result)---------------------------agent end</text:span></text:p>
      <text:p text:style-name="P11"><text:tab/>puppet agent –server puppetmaster.org.test( use if needed)----agent end</text:p>
      <text:p text:style-name="P7"/>
      <text:p text:style-name="P7"><text:span text:style-name="T20">12. <text:s text:c="2"/></text:span><text:span text:style-name="T24">write menifest file on server ( /etc/puppet/manisfests)</text:span></text:p>
      <text:p text:style-name="P7"/>
      <text:p text:style-name="P26"><text:tab/>vi site.pp</text:p>
      <text:p text:style-name="P27"><text:tab/>node "puppetagent.org.test" { </text:p>
      <text:p text:style-name="P27"><text:s text:c="8"/>package { 'git' : </text:p>
      <text:p text:style-name="P27"><text:s text:c="8"/>name =&gt; 'git', </text:p>
      <text:p text:style-name="P27"><text:s text:c="8"/>ensure =&gt; 'installed', </text:p>
      <text:p text:style-name="P27">} </text:p>
      <text:p text:style-name="P27">} </text:p>
      <text:p text:style-name="P7"/>
      <text:p text:style-name="P8">13. <text:s text:c="3"/><text:span text:style-name="T21">run </text:span><text:span text:style-name="T23">the command</text:span><text:span text:style-name="T21"> - <text:s/>puppet parser validate site.pp</text:span></text:p>
      <text:p text:style-name="P8"/>
      <text:p text:style-name="P28">14. <text:s text:c="2"/>Go to agent and do</text:p>
      <text:p text:style-name="P28"><text:tab/></text:p>
      <text:p text:style-name="P28"><text:tab/>pupet agent -t</text:p>
      <text:p text:style-name="P9"/>
      <text:p text:style-name="P28"><text:tab/>( make sure agent is running in this case)</text:p>
      <text:p text:style-name="P9"/>
      <text:p text:style-name="P28">15. <text:s text:c="2"/>You will now see the git is installed in the agent.</text:p>
      <text:p text:style-name="P9"/>
      <text:p text:style-name="P9"/>
      <text:p text:style-name="P9"><text:span text:style-name="T20"><text:tab/></text:span><text:span text:style-name="T25">Uninstall the git and put timing in puppet agent</text:span></text:p>
      <text:p text:style-name="P9"/>
      <text:p text:style-name="P29"><text:tab/>/etc/puppet/puppet.conf</text:p>
      <text:p text:style-name="P29"><text:tab/>runtime=3m </text:p>
      <text:p text:style-name="P29"><text:tab/>Note: This shows agent will check the puppet master every 3 mins and gets updated what is there in the manifests file</text:p>
      <text:p text:style-name="P9"/>
      <text:p text:style-name="P29">------------------------------------------------------------------------------------</text:p>
      <text:p text:style-name="P29"/>
      <text:p text:style-name="P29"><text:span text:style-name="T35">MANIFESTS............</text:span><text:tab/></text:p>
      <text:p text:style-name="P29"/>
      <text:p text:style-name="P30">Apache Installation</text:p>
      <text:p text:style-name="P30">Check whether apache is running</text:p>
      <text:p text:style-name="P30">Installaing mysql</text:p>
      <text:p text:style-name="P30">Check the mysql</text:p>
      <text:p text:style-name="P30">Install php package</text:p>
      <text:p text:style-name="P15"><text:soft-page-break/>Test PHP</text:p>
      <text:p text:style-name="P15"/>
      <text:p text:style-name="P15"/>
      <text:p text:style-name="P16">INSTALLATION OF PUPPET 5.5 ON REDHAT 7</text:p>
      <text:p text:style-name="P36"/>
      <text:p text:style-name="P36"/>
      <text:p text:style-name="P37">FOLLOW THE LINK FOR FULL DETAILS:</text:p>
      <text:p text:style-name="P37"/>
      <text:p text:style-name="P38"><text:tab/><text:span text:style-name="T7">https://www.itzgeek.com/how-tos/linux/centos-how-tos/how-to-install-puppet-4-x-on-centos-7-rhel-7.html</text:span></text:p>
      <text:p text:style-name="P39"/>
      <text:p text:style-name="P36"/>
      <text:p text:style-name="P36">1.</text:p>
      <text:p text:style-name="P36">rpm -Uvh <text:a xlink:type="simple" xlink:href="https://yum.puppetlabs.com/puppet5/puppet5-release-el-7.noarch.rpm">https://yum.puppetlabs.com/puppet5/puppet5-release-el-7.noarch.rpm</text:a> <text:span text:style-name="T34">( </text:span><text:span text:style-name="T19">ADD THE REPOSITORY)</text:span></text:p>
      <text:p text:style-name="P36"/>
      <text:p text:style-name="P32"><text:span text:style-name="T10">2. <text:s text:c="2"/></text:span><text:span text:style-name="T11"><text:s text:c="2"/></text:span>yum install -y puppetserver</text:p>
      <text:p text:style-name="P32"/>
      <text:p text:style-name="P34"><text:span text:style-name="T32">3. <text:s/></text:span>vi /etc/sysconfig/puppetserver <text:span text:style-name="T33">( </text:span><text:span text:style-name="T26">Check the mem make it change to 512m)</text:span></text:p>
      <text:p text:style-name="P14"><text:span text:style-name="T31"><text:tab/></text:span><text:span text:style-name="T27">JAVA_ARGS="-Xms512m -Xmx512m"</text:span></text:p>
      <text:p text:style-name="P14"/>
      <text:p text:style-name="P14"/>
      <text:p text:style-name="P35"><text:span text:style-name="T27">4. <text:s/>Modify puppet master conf settings:</text:span></text:p>
      <text:p text:style-name="P35"/>
      <text:p text:style-name="P14"><text:span text:style-name="T28"><text:tab/></text:span><text:span text:style-name="T27">vi /etc/puppetlabs/puppet/puppet.conf</text:span></text:p>
      <text:p text:style-name="P14"/>
      <text:p text:style-name="P14"><text:span text:style-name="T27"><text:tab/></text:span><text:span text:style-name="T28">[master]</text:span></text:p>
      <text:p text:style-name="P35"><text:span text:style-name="T27">vardir = /opt/puppetlabs/server/data/puppetserver</text:span></text:p>
      <text:p text:style-name="P35"><text:span text:style-name="T27">logdir = /var/log/puppetlabs/puppetserver</text:span></text:p>
      <text:p text:style-name="P35"><text:span text:style-name="T27">rundir = /var/run/puppetlabs/puppetserver</text:span></text:p>
      <text:p text:style-name="P35"><text:span text:style-name="T27">pidfile = /var/run/puppetlabs/puppetserver/puppetserver.pid</text:span></text:p>
      <text:p text:style-name="P35"><text:span text:style-name="T27">codedir = /etc/puppetlabs/code</text:span></text:p>
      <text:p text:style-name="P35"><text:span text:style-name="T27"></text:span></text:p>
      <text:p text:style-name="P35"><text:span text:style-name="T27">dns_alt_names = master.org.test, server</text:span></text:p>
      <text:p text:style-name="P35"><text:span text:style-name="T27"></text:span></text:p>
      <text:p text:style-name="P35"><text:span text:style-name="T27">[main]</text:span></text:p>
      <text:p text:style-name="P35"><text:span text:style-name="T27">certname = master.org.test</text:span></text:p>
      <text:p text:style-name="P35"><text:span text:style-name="T27">server = master.org.test</text:span></text:p>
      <text:p text:style-name="P35"><text:span text:style-name="T27">environment = production</text:span></text:p>
      <text:p text:style-name="P35"><text:span text:style-name="T27">runinterval = 1h</text:span></text:p>
      <text:p text:style-name="P35"><text:span text:style-name="T27"></text:span></text:p>
      <text:p text:style-name="P35"><text:span text:style-name="T27"/></text:p>
      <text:p text:style-name="P14"><text:soft-page-break/><text:span text:style-name="T31">5. <text:s/></text:span><text:span text:style-name="T27">systemctl start puppetserver</text:span></text:p>
      <text:p text:style-name="P40">systemctl enable puppetserver <text:span text:style-name="T33">( Start the puppet server)</text:span></text:p>
      <text:p text:style-name="P40"/>
      <text:p text:style-name="P41"><text:span text:style-name="T33">6.</text:span>yum install -y puppet-agent <text:s/><text:span text:style-name="T33">( puppet agent installation)</text:span></text:p>
      <text:p text:style-name="P43">7. <text:s/>[main]</text:p>
      <text:p text:style-name="P43">certname = client1.org.test</text:p>
      <text:p text:style-name="P43">server = master.org.test</text:p>
      <text:p text:style-name="P43">environment = production</text:p>
      <text:p text:style-name="P43">runinterval = 1h</text:p>
      <text:p text:style-name="P43"><text:span text:style-name="T30">Puppet client configuration file</text:span></text:p>
      <text:p text:style-name="P43"/>
      <text:p text:style-name="P41"><text:span text:style-name="T33">8. </text:span>/opt/puppetlabs/bin/puppet resource service puppet ensure=running enable=true <text:span text:style-name="T33">( make puppet agent automatically on system boot)</text:span></text:p>
      <text:p text:style-name="P41"/>
      <text:p text:style-name="P41"><text:span text:style-name="T33">9. <text:s/></text:span>/opt/puppetlabs/bin/puppet cert list <text:span text:style-name="T33">( check the cert list on master server , agents create and request the sign from master when they start running) If not then follow the 3.8 puppet to create cert from agents.</text:span></text:p>
      <text:p text:style-name="P41"/>
      <text:p text:style-name="P49"><text:span text:style-name="T29">10. Verify the puppet agent: </text:span><text:span text:style-name="T36">/</text:span><text:span text:style-name="T37">opt/puppetlabs/bin/puppet agent --test</text:span></text:p>
      <text:p text:style-name="P42"/>
      <text:p text:style-name="P41">…...........................................................</text:p>
      <text:p text:style-name="P44">RUNNING THE MODULES, CREATE YOUR OWN MODULES...............................</text:p>
      <text:p text:style-name="P45">1. Go to the manifest folder ( <text:s/>cd <text:soft-page-break/>/etc/puppetlabs/code/environment/production)</text:p>
      <text:p text:style-name="P45">Here you will find the puppet manifests and modules directory.</text:p>
      <text:p text:style-name="P45">Go to manifest folder and do the following:</text:p>
      <text:p text:style-name="P45">[root@master manifests]# puppet module install cornfeedhobo-nano <text:s/>( <text:span text:style-name="T8">This is used to install nano , given the name after you search the nano from command: puppet module search nano)</text:span></text:p>
      <text:p text:style-name="P45"/>
      <text:p text:style-name="P45">2. Go to the module folder inside production to find the installed folder nano in it which contains init.pp</text:p>
      <text:p text:style-name="P45"/>
      <text:p text:style-name="P45"><text:span text:style-name="T8">3. </text:span><text:span text:style-name="T38">Now you go to site.pp and do the following:</text:span></text:p>
      <text:p text:style-name="P45"><text:span text:style-name="T12"><text:tab/></text:span><text:span text:style-name="T13">Just import the class nano: include nano</text:span></text:p>
      <text:p text:style-name="P45"><text:span text:style-name="T13"><text:tab/>Because inside the nano folder there is file called init.pp which has the definitions of installation of nano written inside the class nano, so You just import this class to install nano in the client side.</text:span></text:p>
      <text:p text:style-name="P45"/>
      <text:p text:style-name="P50">CREATION OF MODULE AND APPLY</text:p>
      <text:p text:style-name="P48"><text:a xlink:type="simple" xlink:href="https://youtu.be/4JTSIfhGXPI">https://youtu.be/4JTSIfhGXPI</text:a><text:span text:style-name="T43"> </text:span><text:span text:style-name="T34"><text:s/></text:span>( tutorial)</text:p>
      <text:p text:style-name="P50">…...................................</text:p>
      <text:p text:style-name="P46">Here you will create your own module and write the code inside it and apply it in the puppet master and configure the code to the entire client servers.</text:p>
      <text:p text:style-name="P46"/>
      <text:p text:style-name="P46"><text:tab/>1. Create a module initially by the following command:</text:p>
      <text:p text:style-name="P46"><text:soft-page-break/><text:tab/><text:tab/><text:span text:style-name="T1">puppet module generate keshab-createuser</text:span></text:p>
      <text:p text:style-name="P46"/>
      <text:p text:style-name="P46"><text:span text:style-name="T1"><text:tab/>(Here keshab is the name of author and createuser is the name of module, It will ask you several questions just enter each time and at last you will see that empty module is created with directory structure)</text:span></text:p>
      <text:p text:style-name="P46"/>
      <text:p text:style-name="P46"><text:span text:style-name="T1"><text:tab/>NOTE: </text:span>Make sure that in puppet 5 this creation should be done inside /etc/puppetlabs/code/environments/production/modules</text:p>
      <text:p text:style-name="P47"/>
      <text:p text:style-name="P47">2. <text:span text:style-name="T14">Now go inside the module and inside the init.pp file to check that there is class named create user which is empty initially( we will write our code here), </text:span></text:p>
      <text:p text:style-name="P47"><text:tab/>The name of class and the module name should be the same</text:p>
      <text:p text:style-name="P47">3. <text:span text:style-name="T39">Just write the sample code for now and its time to apply the module:</text:span></text:p>
      <text:p text:style-name="P47"/>
      <text:p text:style-name="P47"><text:span text:style-name="T39"><text:tab/></text:span><text:span text:style-name="T40">puppet apply –modulepath=&lt;give the full path&gt; createuser/examples/init.pp ( Here in puppet 5 there is no tests instead we have examples/init.pp </text:span></text:p>
      <text:p text:style-name="P47"><text:span text:style-name="T40">4. After this is successful go to main site.pp and include the class named in this module and now you are ready to make change in the client side..</text:span></text:p>
      <text:p text:style-name="P47"/>
      <text:p text:style-name="P47"><text:span text:style-name="T40"/></text:p>
      <text:p text:style-name="P51"><text:span text:style-name="T38"><text:tab/></text:span></text:p>
      <text:p text:style-name="P51"/>
      <text:p text:style-name="P45"><text:soft-page-break/></text:p>
      <text:p text:style-name="P45"/>
      <text:p text:style-name="P45"><text:tab/></text:p>
      <text:p text:style-name="P44"/>
      <text:p text:style-name="P33"/>
      <text:p text:style-name="P33"/>
      <text:p text:style-name="P17"><text:span text:style-name="T34"/></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M Roman Demi 10" svg:font-family="'LM Roman Demi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1:56:14.038081617</meta:creation-date>
    <dc:date>2018-04-18T16:05:23.501665355</dc:date>
    <meta:editing-duration>PT2H24M22S</meta:editing-duration>
    <meta:editing-cycles>18</meta:editing-cycles>
    <meta:generator>LibreOffice/4.2.8.2$Linux_X86_64 LibreOffice_project/420m0$Build-2</meta:generator>
    <meta:document-statistic meta:table-count="1" meta:image-count="0" meta:object-count="0" meta:page-count="8" meta:paragraph-count="132" meta:word-count="968" meta:character-count="6642" meta:non-whitespace-character-count="5647"/>
  </office:meta>
</office:document-meta>
</file>